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650ae" officeooo:paragraph-rsid="001650a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a6099"/>
    </style:style>
    <style:style style:name="T3" style:family="text">
      <style:text-properties fo:color="#2a6099" style:text-underline-style="solid" style:text-underline-width="auto" style:text-underline-color="font-color"/>
    </style:style>
    <style:style style:name="T4" style:family="text">
      <style:text-properties fo:color="#2a6099" style:text-underline-style="none"/>
    </style:style>
    <style:style style:name="T5" style:family="text">
      <style:text-properties style:text-underline-style="none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style:text-underline-style="none" officeooo:rsid="00188b96"/>
    </style:style>
    <style:style style:name="T8" style:family="text">
      <style:text-properties fo:color="#000000" style:text-underline-style="none" officeooo:rsid="0019ba1a"/>
    </style:style>
    <style:style style:name="T9" style:family="text">
      <style:text-properties officeooo:rsid="00188b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Further Information on Cloud Computing</text:p>
      <text:p text:style-name="P1"/>
      <text:p text:style-name="P1">Dear Ethan,</text:p>
      <text:p text:style-name="P1"/>
      <text:p text:style-name="P1">I hope you are doing well in these trying times. Im doing fine and have actually thought about a thing or two in the last few weeks. Mainly about implementing Cloud Computing in my Company. And because you are a specialist in IT I thought you could help me to learn a bit more about it. My main concern is if it is as safe as firms say. I have heard that there were some issues with safety and data abuse. Have you heard similar things? But I think <text:span text:style-name="T9">most</text:span> of all Cloud Computing is very flexible and can be more reliable than most solutions. You think that, too? <text:s/>Or do you have better solutions that are maybe even used in your company. If you want we can make a Teams call and discusses these themes more easily than via e-mail. How about next Friday afternoon <text:span text:style-name="T3">here</text:span><text:span text:style-name="T4">. </text:span><text:span text:style-name="T6">Please tell me till </text:span><text:span text:style-name="T8">Wednesday</text:span><text:span text:style-name="T6"> if you have time. See you then!</text:span></text:p>
      <text:p text:style-name="P1"><text:span text:style-name="T6"/></text:p>
      <text:p text:style-name="P1"><text:span text:style-name="T6">With kindest Regards</text:span></text:p>
      <text:p text:style-name="P1"><text:span text:style-name="T6"/></text:p>
      <text:p text:style-name="P1"><text:span text:style-name="T6">Stefan Boev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07:36:07.286000000</meta:creation-date>
    <dc:date>2021-02-09T07:48:32.936000000</dc:date>
    <meta:editing-duration>PT1M4S</meta:editing-duration>
    <meta:editing-cycles>3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5" meta:word-count="172" meta:character-count="919" meta:non-whitespace-character-count="751"/>
  </office:meta>
</office:document-meta>
</file>